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390a9" officeooo:paragraph-rsid="000390a9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0390a9" officeooo:paragraph-rsid="000390a9" style:font-weight-asian="bold" style:font-weight-complex="bold"/>
    </style:style>
    <style:style style:name="P3" style:family="paragraph" style:parent-style-name="Text_20_body">
      <style:text-properties officeooo:rsid="0006650e" officeooo:paragraph-rsid="0006650e"/>
    </style:style>
    <style:style style:name="P4" style:family="paragraph" style:parent-style-name="Text_20_body">
      <style:text-properties officeooo:rsid="00076fde" officeooo:paragraph-rsid="00076fde"/>
    </style:style>
    <style:style style:name="P5" style:family="paragraph" style:parent-style-name="Text_20_body" style:list-style-name="L1">
      <style:text-properties officeooo:rsid="00049a2b" officeooo:paragraph-rsid="00049a2b"/>
    </style:style>
    <style:style style:name="P6" style:family="paragraph" style:parent-style-name="Text_20_body" style:list-style-name="L1">
      <style:text-properties officeooo:rsid="0006650e" officeooo:paragraph-rsid="0006650e"/>
    </style:style>
    <style:style style:name="P7" style:family="paragraph" style:parent-style-name="Text_20_body" style:list-style-name="L1">
      <style:text-properties officeooo:rsid="0006650e" officeooo:paragraph-rsid="000bc649"/>
    </style:style>
    <style:style style:name="P8" style:family="paragraph" style:parent-style-name="Text_20_body" style:list-style-name="L2">
      <style:text-properties officeooo:rsid="0006650e" officeooo:paragraph-rsid="0006650e"/>
    </style:style>
    <style:style style:name="P9" style:family="paragraph" style:parent-style-name="Text_20_body" style:list-style-name="L2">
      <style:text-properties officeooo:rsid="0006650e" officeooo:paragraph-rsid="0007058a"/>
    </style:style>
    <style:style style:name="P10" style:family="paragraph" style:parent-style-name="Text_20_body" style:list-style-name="L2">
      <style:text-properties officeooo:rsid="0007058a" officeooo:paragraph-rsid="0007058a"/>
    </style:style>
    <style:style style:name="P11" style:family="paragraph" style:parent-style-name="Text_20_body" style:list-style-name="L2">
      <style:text-properties officeooo:rsid="00076fde" officeooo:paragraph-rsid="00076fde"/>
    </style:style>
    <style:style style:name="T1" style:family="text">
      <style:text-properties style:text-position="super 58%"/>
    </style:style>
    <style:style style:name="T2" style:family="text">
      <style:text-properties officeooo:rsid="00049a2b"/>
    </style:style>
    <style:style style:name="T3" style:family="text">
      <style:text-properties fo:color="#00ff66"/>
    </style:style>
    <style:style style:name="T4" style:family="text">
      <style:text-properties fo:color="#0000ff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color="#800000"/>
    </style:style>
    <style:style style:name="T7" style:family="text">
      <style:text-properties fo:color="#800000" officeooo:rsid="0007058a"/>
    </style:style>
    <style:style style:name="T8" style:family="text">
      <style:text-properties fo:color="#800000" officeooo:rsid="00095968"/>
    </style:style>
    <style:style style:name="T9" style:family="text">
      <style:text-properties fo:color="#800000" officeooo:rsid="000bc649"/>
    </style:style>
    <style:style style:name="T10" style:family="text">
      <style:text-properties fo:color="#333300"/>
    </style:style>
    <style:style style:name="T11" style:family="text">
      <style:text-properties fo:color="#333300" officeooo:rsid="0009596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e8c6a" style:font-weight-asian="bold" style:font-weight-complex="bold"/>
    </style:style>
    <style:style style:name="T14" style:family="text">
      <style:text-properties officeooo:rsid="0009e95b"/>
    </style:style>
    <style:style style:name="T15" style:family="text">
      <style:text-properties officeooo:rsid="000bc649"/>
    </style:style>
    <style:style style:name="T16" style:family="text">
      <style:text-properties officeooo:rsid="000e8b8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AD ME!!!!</text:p>
      <text:p text:style-name="Subtitle">HOW TO RUN THE Pi IN THE SKY <text:span text:style-name="T14">WEBPAGE</text:span></text:p>
      <text:p text:style-name="Text_20_body"/>
      <text:p text:style-name="P1">BRIEFING :- <text:s text:c="2"/></text:p>
      <text:p text:style-name="P1"><text:tab/>To whom this may concern... WELCOME TO SOFTWARE!!! <text:tab/></text:p>
      <text:p text:style-name="P1"><text:tab/>I'm Paul Davidson (1<text:span text:style-name="T1">st</text:span> Year Design apprentice, July 2017), and this is a wee quick guide on <text:tab/>what you need to know about the 'Pi In The Sky' project so you won't need to go ask <text:tab/>anyone on how to fire up the webpage and to <text:span text:style-name="T2">increase</text:span> aware<text:span text:style-name="T2">ness</text:span> of what files are <text:span text:style-name="T2">obselete.</text:span> <text:tab/>Hopefully this is useful, and this is a community/collabritive document, so add to it as you <text:tab/>see best!</text:p>
      <text:p text:style-name="P1"><text:s/></text:p>
      <text:p text:style-name="P2">***IF YOU ARE JUST STARTING THE PLACEMENT, AND/OR A NOVICE TO SOFTWARE, YOU WILL NEED TO LEARN PYTHON THROUGH CODE ACADEMY AND WORK THROUGH THE 'PI IN THE SKY BOOKLET' AND DO WORK ON FLASK TO GAIN AN UNDERSTANDING. <text:span text:style-name="T16">THIS WILL HELP YOU TO</text:span> FULLY UNDERSTAND THE FOLLOWING CODE (my word isn<text:span text:style-name="T2">'</text:span>t gospel, speak to Donald <text:span text:style-name="T2">for any help</text:span>)***</text:p>
      <text:p text:style-name="P1"/>
      <text:p text:style-name="P1">RUNNING THE Pi :- <text:s/></text:p>
      <text:p text:style-name="P1"><text:tab/>Congratulations, you are now ready to make a start by contributing to the apprentice project <text:tab/>(or are nosey and fancy a look around the webpage!). Here is the apprentice guide to <text:tab/>understanding what files to use and the general 'know how'. <text:span text:style-name="T2">This guide will cut the bullshit <text:tab/>and tell you how to run it with minmum fuss</text:span>:</text:p>
      <text:list xml:id="list2647542308181627331" text:style-name="L1">
        <text:list-item>
          <text:p text:style-name="P5">First things first, on the desktop the folder that is used for 'Pi in The Sky' project is the /official_weatherstation_files loctaed in the middle of the desktop. This is how you found this file and this is every file necessary for running the project. (/<text:span text:style-name="T6">branch is a duplicate of /official_weatherstation_files for test purposes and the rest is junk containing previous apprentice work</text:span>).</text:p>
        </text:list-item>
        <text:list-item>
          <text:p text:style-name="P5">To run the project, get into /flaskr.</text:p>
        </text:list-item>
        <text:list-item>
          <text:p text:style-name="P5">Open up the file weather-humidity.py (<text:span text:style-name="T6">This is your most updated file </text:span><text:span text:style-name="T10">(has all previous apprentices work </text:span><text:span text:style-name="T11">for the project</text:span><text:span text:style-name="T10">)</text:span><text:span text:style-name="T6">, contains everything to run the website. Others dont have the relvenat data <text:s/>to run the program i.e. weather.py has no pressure or humidity code.</text:span>)</text:p>
        </text:list-item>
        <text:list-item>
          <text:p text:style-name="P6">NOT A STEP, but note that we've commented out the humidity code in this file. (<text:span text:style-name="T6">../sensors/temperature-humidity.py explains why </text:span><text:span text:style-name="T7">it's removed, </text:span><text:span text:style-name="T6">if you</text:span><text:span text:style-name="T8">'re</text:span><text:span text:style-name="T6"> </text:span><text:span text:style-name="T8">interested</text:span>)</text:p>
        </text:list-item>
        <text:list-item>
          <text:p text:style-name="P6"><text:soft-page-break/>Press 'F5' on keyboard to run file.</text:p>
        </text:list-item>
        <text:list-item>
          <text:p text:style-name="P6"><text:s/><text:span text:style-name="T12">Behind the scenes, data has been passed to your webpage from the database. </text:span><text:span text:style-name="T13">The webpage is run on LAN (Local Area Network), so no need to connect to a wifi hotspot.</text:span></text:p>
        </text:list-item>
        <text:list-item>
          <text:p text:style-name="P7">Open up your web browser within the pi, and use the following web address: <text:a xlink:type="simple" xlink:href="http://0.0.0.0:5000/" text:style-name="Internet_20_link" text:visited-style-name="Visited_20_Internet_20_Link"><text:span text:style-name="T15">http://0.0.0.0:5000/</text:span></text:a><text:span text:style-name="T15"> (</text:span><text:span text:style-name="T9">the web address should load up in the Python 2.7.9 Shell too)</text:span></text:p>
        </text:list-item>
        <text:list-item>
          <text:p text:style-name="P6">Congratulations, you opened the webpage with minimum bullshit. Will save you time trying to fix the other obselte files in this project!</text:p>
        </text:list-item>
      </text:list>
      <text:p text:style-name="P3"/>
      <text:p text:style-name="P3">If this web address is wrong, follow the following steps:</text:p>
      <text:list xml:id="list8166036808342898413" text:style-name="L2">
        <text:list-item>
          <text:p text:style-name="P8">Open terminal. Opens with - <text:span text:style-name="T3">pi@raspberrypi:</text:span>~ <text:span text:style-name="T4">$</text:span> </text:p>
        </text:list-item>
        <text:list-item>
          <text:p text:style-name="P8">Enter the following code into terminal (<text:span text:style-name="T5">Case sensitive</text:span>): </text:p>
          <text:p text:style-name="P8"><text:s/>cd Desktop/official_weatherstation_files/weather-station/flaskr/ <text:s text:c="6"/></text:p>
        </text:list-item>
        <text:list-item>
          <text:p text:style-name="P8">Press enter. Opens with <text:span text:style-name="T3">pi@raspberrypi:~</text:span><text:span text:style-name="T4">/Desktop/official_weatherstation_files/weather-station/flaskr $ </text:span></text:p>
        </text:list-item>
        <text:list-item>
          <text:p text:style-name="P9">Enter the following code into terminal (<text:span text:style-name="T5">Case sensitive</text:span>):</text:p>
          <text:p text:style-name="P10">FLASK_APP=weather-humidity.py flask run</text:p>
        </text:list-item>
        <text:list-item>
          <text:p text:style-name="P11">It will present you with a few lines of code, however it will state a web address, right click – copy URL – then paste into a web browser on the Pi.</text:p>
        </text:list-item>
      </text:list>
      <text:p text:style-name="P4"/>
      <text:p text:style-name="P1"><text:tab/> <text:s text:c="3"/></text:p>
      <text:p text:style-name="P1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09:22:45.147829583</meta:creation-date>
    <dc:date>2017-07-14T23:36:06.436807871</dc:date>
    <meta:editing-duration>PT2H9M36S</meta:editing-duration>
    <meta:editing-cycles>8</meta:editing-cycles>
    <meta:generator>LibreOffice/4.3.3.2$Linux_ARM_EABI LibreOffice_project/430m0$Build-2</meta:generator>
    <meta:document-statistic meta:table-count="0" meta:image-count="0" meta:object-count="0" meta:page-count="2" meta:paragraph-count="27" meta:word-count="521" meta:character-count="3118" meta:non-whitespace-character-count="2590"/>
  </office:meta>
</office:document-meta>
</file>